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1 Discussion: Getting Started</text:h>
      <text:p text:style-name="P1">Michael Surdek posted Aug 25, 2022 12:17 PM</text:p>
      <text:p text:style-name="P1"><text:bookmark text:name="d2l_1_94_373"/></text:p>
      <text:section text:style-name="Sect1" text:name="d2l_1_96_153">
        <text:p text:style-name="P2">Hi everyone! My name is Mike and I am extremely excited to work on this capstone experience with you all for the next couple months and put a bow on our Data Analytics curriculum. I grew up in Boston and attended UMass Amherst for a Sports Management degree. After a few years in a sports sales career, I started learning statistics and R on my own, then began this program in early 2020 and am now an Analytics Engineer supporting manufacturing operations at a medical device company in Acton, MA.</text:p>
        <text:p text:style-name="Text_20_body">When I am not working or attempting to learn more about math and programming, my interests mostly revolve around sports and staying active. Although these will likely be on hold until the end of October, I play hockey and golf recreationally, coach lacrosse, and try to enjoy the New England outdoors by hiking, fishing, skiing, etc.</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8-28T20:47:42.247247869</dc:date>
    <meta:editing-duration>PT5M51S</meta:editing-duration>
    <meta:editing-cycles>8</meta:editing-cycles>
    <meta:generator>LibreOffice/6.4.7.2$Linux_X86_64 LibreOffice_project/40$Build-2</meta:generator>
    <meta:document-statistic meta:table-count="0" meta:image-count="0" meta:object-count="0" meta:page-count="1" meta:paragraph-count="4" meta:word-count="158" meta:character-count="905" meta:non-whitespace-character-count="751"/>
  </office:meta>
</office:document-meta>
</file>